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ddbd" officeooo:paragraph-rsid="0014ddb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4ddbd" officeooo:paragraph-rsid="0014ddbd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c586c0"/>
    </style:style>
    <style:style style:name="T3" style:family="text">
      <style:text-properties fo:color="#ce9178"/>
    </style:style>
    <style:style style:name="T4" style:family="text">
      <style:text-properties fo:color="#808080"/>
    </style:style>
    <style:style style:name="T5" style:family="text">
      <style:text-properties fo:color="#9cdc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ews</text:p>
      <text:p text:style-name="P2"/>
      <text:p text:style-name="P2"/>
      <text:p text:style-name="P3"><text:span text:style-name="T1">{% </text:span><text:span text:style-name="T2">extends</text:span><text:span text:style-name="T1"> </text:span><text:span text:style-name="T3">'base.html'</text:span><text:span text:style-name="T1"> %}</text:span></text:p>
      <text:p text:style-name="P4"/>
      <text:p text:style-name="P3"><text:span text:style-name="T1">{% </text:span><text:span text:style-name="T2">block</text:span><text:span text:style-name="T1"> </text:span><text:span text:style-name="T3">content</text:span><text:span text:style-name="T1"> %}</text:span></text:p>
      <text:p text:style-name="P3"><text:span text:style-name="T4">&lt;</text:span><text:span text:style-name="T1">section</text:span> <text:span text:style-name="T5">class</text:span>=<text:span text:style-name="T3">"vh-100"</text:span> <text:span text:style-name="T5">style</text:span>=<text:span text:style-name="T3">"background-color: #eee;"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container h-100"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row d-flex justify-content-center align-items-center h-100"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col-lg-12 col-xl-11"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card text-black"</text:span> <text:span text:style-name="T5">style</text:span>=<text:span text:style-name="T3">"border-radius: 25px;"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card-body p-md-5"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row justify-content-center"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col-md-10 col-lg-6 col-xl-5 order-2 order-lg-1"</text:span><text:span text:style-name="T4">&gt;</text:span></text:p>
      <text:p text:style-name="P3"><text:span text:style-name="T4">&lt;</text:span><text:span text:style-name="T1">p</text:span> <text:span text:style-name="T5">class</text:span>=<text:span text:style-name="T3">"text-center h1 fw-bold mb-5 mx-1 mx-md-4 mt-4"</text:span><text:span text:style-name="T4">&gt;</text:span>S'inscrire<text:span text:style-name="T4">&lt;/</text:span><text:span text:style-name="T1">p</text:span><text:span text:style-name="T4">&gt;</text:span></text:p>
      <text:p text:style-name="P3"><text:span text:style-name="T4">&lt;</text:span><text:span text:style-name="T1">form</text:span> <text:span text:style-name="T5">class</text:span>=<text:span text:style-name="T3">"mx-1 mx-md-4"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d-flex flex-row align-items-center mb-4"</text:span><text:span text:style-name="T4">&gt;</text:span></text:p>
      <text:p text:style-name="P3"><text:span text:style-name="T4">&lt;</text:span><text:span text:style-name="T1">i</text:span> <text:span text:style-name="T5">class</text:span>=<text:span text:style-name="T3">"fas fa-user fa-lg me-3 fa-fw"</text:span><text:span text:style-name="T4">&gt;&lt;/</text:span><text:span text:style-name="T1">i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form-outline flex-fill mb-0"</text:span><text:span text:style-name="T4">&gt;</text:span></text:p>
      <text:p text:style-name="P3"><text:span text:style-name="T4">&lt;</text:span><text:span text:style-name="T1">input</text:span> <text:span text:style-name="T5">type</text:span>=<text:span text:style-name="T3">"text"</text:span> <text:span text:style-name="T5">id</text:span>=<text:span text:style-name="T3">"form3Example1c"</text:span> <text:span text:style-name="T5">class</text:span>=<text:span text:style-name="T3">"form-control"</text:span><text:span text:style-name="T4"> /&gt;</text:span></text:p>
      <text:p text:style-name="P3"><text:span text:style-name="T4">&lt;</text:span><text:span text:style-name="T1">label</text:span> <text:span text:style-name="T5">class</text:span>=<text:span text:style-name="T3">"form-label"</text:span> <text:span text:style-name="T5">for</text:span>=<text:span text:style-name="T3">"form3Example1c"</text:span><text:span text:style-name="T4">&gt;</text:span>Nom<text:span text:style-name="T4">&lt;/</text:span><text:span text:style-name="T1">label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d-flex flex-row align-items-center mb-4"</text:span><text:span text:style-name="T4">&gt;</text:span></text:p>
      <text:p text:style-name="P3"><text:span text:style-name="T4">&lt;</text:span><text:span text:style-name="T1">i</text:span> <text:span text:style-name="T5">class</text:span>=<text:span text:style-name="T3">"fas fa-envelope fa-lg me-3 fa-fw"</text:span><text:span text:style-name="T4">&gt;&lt;/</text:span><text:span text:style-name="T1">i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form-outline flex-fill mb-0"</text:span><text:span text:style-name="T4">&gt;</text:span></text:p>
      <text:p text:style-name="P3"><text:span text:style-name="T4">&lt;</text:span><text:span text:style-name="T1">input</text:span> <text:span text:style-name="T5">type</text:span>=<text:span text:style-name="T3">"email"</text:span> <text:span text:style-name="T5">id</text:span>=<text:span text:style-name="T3">"form3Example3c"</text:span> <text:span text:style-name="T5">class</text:span>=<text:span text:style-name="T3">"form-control"</text:span><text:span text:style-name="T4"> /&gt;</text:span></text:p>
      <text:p text:style-name="P3"><text:span text:style-name="T4">&lt;</text:span><text:span text:style-name="T1">label</text:span> <text:span text:style-name="T5">class</text:span>=<text:span text:style-name="T3">"form-label"</text:span> <text:span text:style-name="T5">for</text:span>=<text:span text:style-name="T3">"form3Example3c"</text:span><text:span text:style-name="T4">&gt;</text:span>Adresse e-mail<text:span text:style-name="T4">&lt;/</text:span><text:span text:style-name="T1">label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d-flex flex-row align-items-center mb-4"</text:span><text:span text:style-name="T4">&gt;</text:span></text:p>
      <text:p text:style-name="P3"><text:span text:style-name="T4">&lt;</text:span><text:span text:style-name="T1">i</text:span> <text:span text:style-name="T5">class</text:span>=<text:span text:style-name="T3">"fas fa-lock fa-lg me-3 fa-fw"</text:span><text:span text:style-name="T4">&gt;&lt;/</text:span><text:span text:style-name="T1">i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form-outline flex-fill mb-0"</text:span><text:span text:style-name="T4">&gt;</text:span></text:p>
      <text:p text:style-name="P3"><text:span text:style-name="T4">&lt;</text:span><text:span text:style-name="T1">input</text:span> <text:span text:style-name="T5">type</text:span>=<text:span text:style-name="T3">"password"</text:span> <text:span text:style-name="T5">id</text:span>=<text:span text:style-name="T3">"form3Example4c"</text:span> <text:span text:style-name="T5">class</text:span>=<text:span text:style-name="T3">"form-control"</text:span><text:span text:style-name="T4"> /&gt;</text:span></text:p>
      <text:p text:style-name="P3"><text:span text:style-name="T4">&lt;</text:span><text:span text:style-name="T1">label</text:span> <text:span text:style-name="T5">class</text:span>=<text:span text:style-name="T3">"form-label"</text:span> <text:span text:style-name="T5">for</text:span>=<text:span text:style-name="T3">"form3Example4c"</text:span><text:span text:style-name="T4">&gt;</text:span>Mot de passe<text:span text:style-name="T4">&lt;/</text:span><text:span text:style-name="T1">label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d-flex flex-row align-items-center mb-4"</text:span><text:span text:style-name="T4">&gt;</text:span></text:p>
      <text:p text:style-name="P3"><text:span text:style-name="T4">&lt;</text:span><text:span text:style-name="T1">i</text:span> <text:span text:style-name="T5">class</text:span>=<text:span text:style-name="T3">"fas fa-key fa-lg me-3 fa-fw"</text:span><text:span text:style-name="T4">&gt;&lt;/</text:span><text:span text:style-name="T1">i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form-outline flex-fill mb-0"</text:span><text:span text:style-name="T4">&gt;</text:span></text:p>
      <text:p text:style-name="P3"><text:span text:style-name="T4">&lt;</text:span><text:span text:style-name="T1">input</text:span> <text:span text:style-name="T5">type</text:span>=<text:span text:style-name="T3">"password"</text:span> <text:span text:style-name="T5">id</text:span>=<text:span text:style-name="T3">"form3Example4cd"</text:span> <text:span text:style-name="T5">class</text:span>=<text:span text:style-name="T3">"form-control"</text:span><text:span text:style-name="T4"> /&gt;</text:span></text:p>
      <text:p text:style-name="P3"><text:span text:style-name="T4">&lt;</text:span><text:span text:style-name="T1">label</text:span> <text:span text:style-name="T5">class</text:span>=<text:span text:style-name="T3">"form-label"</text:span> <text:span text:style-name="T5">for</text:span>=<text:span text:style-name="T3">"form3Example4cd"</text:span><text:span text:style-name="T4">&gt;</text:span>Confirmez<text:span text:style-name="T4">&lt;/</text:span><text:span text:style-name="T1">label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/</text:span><text:span text:style-name="T1">div</text:span><text:span text:style-name="T4">&gt;</text:span> </text:p>
      <text:p text:style-name="P3"><text:span text:style-name="T4">&lt;</text:span><text:span text:style-name="T1">div</text:span> <text:span text:style-name="T5">class</text:span>=<text:span text:style-name="T3">"form-check d-flex justify-content-center mb-5"</text:span><text:span text:style-name="T4">&gt;</text:span></text:p>
      <text:p text:style-name="P3"><text:span text:style-name="T4">&lt;</text:span><text:span text:style-name="T1">input</text:span> <text:span text:style-name="T5">class</text:span>=<text:span text:style-name="T3">"form-check-input me-2"</text:span> <text:span text:style-name="T5">type</text:span>=<text:span text:style-name="T3">"checkbox"</text:span> <text:span text:style-name="T5">value</text:span>=<text:span text:style-name="T3">""</text:span> <text:span text:style-name="T5">id</text:span>=<text:span text:style-name="T3">"form2Example3c"</text:span><text:span text:style-name="T4"> /&gt;</text:span></text:p>
      <text:p text:style-name="P3"><text:span text:style-name="T4">&lt;</text:span><text:span text:style-name="T1">label</text:span> <text:span text:style-name="T5">class</text:span>=<text:span text:style-name="T3">"form-check-label"</text:span> <text:span text:style-name="T5">for</text:span>=<text:span text:style-name="T3">"form2Example3"</text:span><text:span text:style-name="T4">&gt;</text:span></text:p>
      <text:p text:style-name="P3">J'accepte toutes les déclarations dans <text:span text:style-name="T4">&lt;</text:span><text:span text:style-name="T1">a</text:span> <text:span text:style-name="T5">href</text:span>=<text:span text:style-name="T3">"#!"</text:span><text:span text:style-name="T4">&gt;</text:span>les conditions d'utilisation<text:span text:style-name="T4">&lt;/</text:span><text:span text:style-name="T1">a</text:span><text:span text:style-name="T4">&gt;</text:span></text:p>
      <text:p text:style-name="P3"><text:span text:style-name="T4">&lt;/</text:span><text:span text:style-name="T1">label</text:span><text:span text:style-name="T4">&gt;</text:span></text:p>
      <text:p text:style-name="P3"><text:soft-page-break/><text:span text:style-name="T4">&lt;/</text:span><text:span text:style-name="T1">div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d-flex justify-content-center mx-4 mb-3 mb-lg-4"</text:span><text:span text:style-name="T4">&gt;</text:span></text:p>
      <text:p text:style-name="P3"><text:span text:style-name="T4">&lt;</text:span><text:span text:style-name="T1">button</text:span> <text:span text:style-name="T5">type</text:span>=<text:span text:style-name="T3">"button"</text:span> <text:span text:style-name="T5">class</text:span>=<text:span text:style-name="T3">"btn btn-primary btn-lg"</text:span><text:span text:style-name="T4">&gt;</text:span>S'inscrire<text:span text:style-name="T4">&lt;/</text:span><text:span text:style-name="T1">button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/</text:span><text:span text:style-name="T1">form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</text:span><text:span text:style-name="T1">div</text:span> <text:span text:style-name="T5">class</text:span>=<text:span text:style-name="T3">"col-md-10 col-lg-6 col-xl-7 d-flex align-items-center order-1 order-lg-2"</text:span><text:span text:style-name="T4">&gt;</text:span></text:p>
      <text:p text:style-name="P3"><text:span text:style-name="T4">&lt;</text:span><text:span text:style-name="T1">img</text:span> <text:span text:style-name="T5">src</text:span>=<text:span text:style-name="T3">"https://mdbcdn.b-cdn.net/img/Photos/new-templates/bootstrap-registration/draw1.webp"</text:span></text:p>
      <text:p text:style-name="P3"><text:span text:style-name="T5">class</text:span>=<text:span text:style-name="T3">"img-fluid"</text:span> <text:span text:style-name="T5">alt</text:span>=<text:span text:style-name="T3">"Sample image"</text:span><text:span text:style-name="T4">&gt;</text:span></text:p>
      <text:p text:style-name="P3"><text:span text:style-name="T4">&lt;/</text:span><text:span text:style-name="T1">div</text:span><text:span text:style-name="T4">&gt;</text:span> </text:p>
      <text:p text:style-name="P3"><text:span text:style-name="T4">&lt;/</text:span><text:span text:style-name="T1">div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/</text:span><text:span text:style-name="T1">div</text:span><text:span text:style-name="T4">&gt;</text:span></text:p>
      <text:p text:style-name="P3"><text:span text:style-name="T4">&lt;/</text:span><text:span text:style-name="T1">section</text:span><text:span text:style-name="T4">&gt;</text:span></text:p>
      <text:p text:style-name="P4"/>
      <text:p text:style-name="P3"><text:span text:style-name="T1">{% </text:span><text:span text:style-name="T2">endblock</text:span><text:span text:style-name="T1"> </text:span><text:span text:style-name="T3">content</text:span><text:span text:style-name="T1"> %}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4:30:20.666488757</meta:creation-date>
    <dc:date>2022-10-24T14:31:09.529958571</dc:date>
    <meta:editing-duration>PT49S</meta:editing-duration>
    <meta:editing-cycles>1</meta:editing-cycles>
    <meta:document-statistic meta:table-count="0" meta:image-count="0" meta:object-count="0" meta:page-count="2" meta:paragraph-count="64" meta:word-count="221" meta:character-count="2383" meta:non-whitespace-character-count="2224"/>
    <meta:generator>LibreOffice/6.4.7.2$Linux_X86_64 LibreOffice_project/40$Build-2</meta:generator>
  </office:meta>
</office:document-meta>
</file>